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7.8pt"/>
    </style:style>
    <style:style style:name="co2" style:family="table-column">
      <style:table-column-properties fo:break-before="auto" style:column-width="166.71pt"/>
    </style:style>
    <style:style style:name="co3"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fo:font-size="12pt" fo:font-style="normal" fo:text-shadow="none" style:text-underline-style="none" fo:font-weight="normal" style:font-size-asian="12pt" style:font-style-asian="normal" style:font-weight-asian="normal" style:font-name-complex="Times"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Question</text:p>
          </table:table-cell>
          <table:table-cell table:style-name="ce1" office:value-type="string" calcext:value-type="string">
            <text:p>Answer</text:p>
          </table:table-cell>
          <table:table-cell table:style-name="ce1" office:value-type="string" calcext:value-type="string">
            <text:p>Non-answer</text:p>
          </table:table-cell>
          <table:table-cell table:style-name="ce1" office:value-type="string" calcext:value-type="string">
            <text:p>Hint</text:p>
          </table:table-cell>
          <table:table-cell table:style-name="ce1" office:value-type="string" calcext:value-type="string">
            <text:p>Category</text:p>
          </table:table-cell>
          <table:table-cell table:number-columns-repeated="1019"/>
        </table:table-row>
        <table:table-row table:style-name="ro1">
          <table:table-cell table:style-name="ce1" office:value-type="string" calcext:value-type="string">
            <text:p>What does ADM Stand for ?</text:p>
          </table:table-cell>
          <table:table-cell table:style-name="ce1" office:value-type="string" calcext:value-type="string">
            <text:p>Architecture Development Method</text:p>
          </table:table-cell>
          <table:table-cell table:style-name="ce1" office:value-type="string" calcext:value-type="string">
            <text:p>Administrative|Application Development Methodology|Arrow Diagram Method|Adaptive Data Manager|Accenture Delivery Method|Amazon Device Messaging|Analysis Data Management|Action Description Memorandum|Application Delivery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the definition of architecture?</text:p>
          </table:table-cell>
          <table:table-cell table:style-name="ce1" office:value-type="string" calcext:value-type="string">
            <text:p>The fundamental concepts or properties of a system in its environment embodied in its elements, relationships, <text:s/>and in the principles of its design and evolution.|The structure of components, their inter-relationships, <text:s/>and the principles and guidelines governing their design <text:s/>and evolution over time.</text:p>
          </table:table-cell>
          <table:table-cell table:style-name="ce1" office:value-type="string" calcext:value-type="string">
            <text:p>A set of rules and methods that describe the functionality, organization, and implementation of computer systems.|A specification describing how hardware and software technologies interact to create a computer platform or system.|A conceptual blueprint that defines the structure and operation of an organization.|Is a concept that focuses on components or elements of a structure or organization, that helps to implement a design.|The process of defining a collection of hardware and software components and their interfaces to establish the framework for the development of a computer system.|It defines an abstraction level at which the designers can specify the functional and performance behaviour of the system.</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What is TOGAF?</text:p>
          </table:table-cell>
          <table:table-cell table:style-name="ce1" office:value-type="string" calcext:value-type="string">
            <text:p>An architecture framework for enterprise architecture|The Open Group Architecture Framework|A framework and method for architecture development</text:p>
          </table:table-cell>
          <table:table-cell table:style-name="ce1" office:value-type="string" calcext:value-type="string">
            <text:p>TOGA Fridays|To Go All Framework|To Get Architect Frameworks|Technical Growth Architecture Framework|The Open Guidance Asset Framework</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not part of the 7 core concepts of TOGAF 9 Standard?</text:p>
          </table:table-cell>
          <table:table-cell table:style-name="ce1" office:value-type="string" calcext:value-type="string">
            <text:p>The gathering of requirements|The architecture contract|The refinement of requirements|The cyclic development</text:p>
          </table:table-cell>
          <table:table-cell table:style-name="ce1" office:value-type="string" calcext:value-type="string">
            <text:p>The definition of enterprise|The architecture domains|BDAT|The architecture development method|ADM|Deliverable, Artifacts, and Building Blocks|The enterprise continuum|The architect repository|The defining of architecture capabilities.</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an enterprise ?</text:p>
          </table:table-cell>
          <table:table-cell table:style-name="ce1" office:value-type="string" calcext:value-type="string">
            <text:p>Highest level of description for an organization</text:p>
          </table:table-cell>
          <table:table-cell table:style-name="ce1" office:value-type="string" calcext:value-type="string">
            <text:p>A well-defined practice for conducting analysis, design, planning, and implementation, using a comprehensive approach at all times, for the successful development and execution of strategy.|a project or undertaking, typically one that is difficult or requires effort.|A business or company.|A for-profit business or company, but it is most often associated with entrepreneurial ventures.</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Which is one of the Architecture Domains?</text:p>
          </table:table-cell>
          <table:table-cell table:style-name="ce1" office:value-type="string" calcext:value-type="string">
            <text:p>Business|Data|Application|Technology</text:p>
          </table:table-cell>
          <table:table-cell table:style-name="ce1" office:value-type="string" calcext:value-type="string">
            <text:p>Architecture|Technical|Data Warehousing,Solutions|Data Flow|Solution Building Blocks|Architecture Building Blocks|Reuse</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Phase is the Vision Phase?</text:p>
          </table:table-cell>
          <table:table-cell table:style-name="ce1" office:value-type="string" calcext:value-type="string">
            <text:p>Phase A</text:p>
          </table:table-cell>
          <table:table-cell table:style-name="ce1" office:value-type="string" calcext:value-type="string">
            <text:p>Preliminary Phase|Phase B|Phase C|Phase D|Phase E|Phase F|Phase G|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phase is concerned with defining "where, what, why, who, and how we do architecture" ?</text:p>
          </table:table-cell>
          <table:table-cell table:style-name="ce4" office:value-type="string" calcext:value-type="string">
            <text:p>Preliminary Phase</text:p>
          </table:table-cell>
          <table:table-cell table:style-name="ce1" office:value-type="string" calcext:value-type="string">
            <text:p>Preliminary Phase|Phase B|Phase C|Phase D|Phase E|Phase F|Phase G|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In what phase are the architecture principles defined?</text:p>
          </table:table-cell>
          <table:table-cell table:style-name="ce4" office:value-type="string" calcext:value-type="string">
            <text:p>Preliminary Phase</text:p>
          </table:table-cell>
          <table:table-cell table:style-name="ce1" office:value-type="string" calcext:value-type="string">
            <text:p>Preliminary Phase|Phase B|Phase C|Phase D|Phase E|Phase F|Phase G|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one of the Planning Phase?</text:p>
          </table:table-cell>
          <table:table-cell table:style-name="ce1" office:value-type="string" calcext:value-type="string">
            <text:p>Phase E|Phase F</text:p>
          </table:table-cell>
          <table:table-cell table:style-name="ce1" office:value-type="string" calcext:value-type="string">
            <text:p>Preliminary Phase|Phase B|Phase C|Phase D|Phase A|Phase G|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one of the BDAT Stages?</text:p>
          </table:table-cell>
          <table:table-cell table:style-name="ce1" office:value-type="string" calcext:value-type="string">
            <text:p>Phase B|Phase C|Phase D</text:p>
          </table:table-cell>
          <table:table-cell table:style-name="ce1" office:value-type="string" calcext:value-type="string">
            <text:p>Preliminary Phase|Phase A|Phase E|Phase F|Phase G|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the implementation Phase?</text:p>
          </table:table-cell>
          <table:table-cell table:style-name="ce1" office:value-type="string" calcext:value-type="string">
            <text:p>Phase G</text:p>
          </table:table-cell>
          <table:table-cell table:style-name="ce1" office:value-type="string" calcext:value-type="string">
            <text:p>Preliminary Phase|Phase B|Phase C|Phase D|Phase E|Phase F|Phase A|Phase H|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is the change management phase?</text:p>
          </table:table-cell>
          <table:table-cell table:style-name="ce1" office:value-type="string" calcext:value-type="string">
            <text:p>Phase H</text:p>
          </table:table-cell>
          <table:table-cell table:style-name="ce1" office:value-type="string" calcext:value-type="string">
            <text:p>Preliminary Phase|Phase B|Phase C|Phase D|Phase E|Phase F|Phase G|Phase A|Requirements Management</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ich stage is continuously ongoing?</text:p>
          </table:table-cell>
          <table:table-cell table:style-name="ce1" office:value-type="string" calcext:value-type="string">
            <text:p>Requirements Management</text:p>
          </table:table-cell>
          <table:table-cell table:style-name="ce1" office:value-type="string" calcext:value-type="string">
            <text:p>Preliminary Phase|Phase B|Phase C|Phase D|Phase E|Phase F|Phase G|Phase H</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en is the architecture contract signed?</text:p>
          </table:table-cell>
          <table:table-cell table:style-name="ce1" office:value-type="string" calcext:value-type="string">
            <text:p>Phase G</text:p>
          </table:table-cell>
          <table:table-cell table:style-name="ce1" office:value-type="string" calcext:value-type="string">
            <text:p>Preliminary Phase|Phase B|Phase C|Phase D|Phase E|Phase F|Phase G|Phase H</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What is *NOT* an Artifact?</text:p>
          </table:table-cell>
          <table:table-cell table:style-name="ce1" office:value-type="string" calcext:value-type="string">
            <text:p>An Architecture Contract|Phase A|A conceptual blueprint that defines the structure and operation of an organization.|A design specification that is to be fulfilled.|A contractually specified article that is formally reviewed|An agreement, signed off by the stakeholders.</text:p>
          </table:table-cell>
          <table:table-cell table:style-name="ce1" office:value-type="string" calcext:value-type="string">
            <text:p>A List|A Matrices|A Diagram|An architectural work product that describes an aspect of the architectur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Which of the following are not true about building blocks?</text:p>
          </table:table-cell>
          <table:table-cell table:style-name="ce1" office:value-type="string" calcext:value-type="string">
            <text:p>ABB are implementation of SBB|ABB's are more specific than SBBs.|ABB's are defined in Phase E</text:p>
          </table:table-cell>
          <table:table-cell table:style-name="ce1" office:value-type="string" calcext:value-type="string">
            <text:p>Solution Building Blocks are named concepts that can be reused in other places|Architecture Building Blocks are named concepts that can be reused in other places| SBB are implementation of ABB| SBB's are more specific than ABBs.|ABB's capture requirements|ABB Are defined in the the A,B,C, and D phases| SBB are defined in phase E</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at concept is used to classify items in the architecture repository?</text:p>
          </table:table-cell>
          <table:table-cell table:style-name="ce1" office:value-type="string" calcext:value-type="string">
            <text:p>Enterprise Continuum|Architecture Continuum|Solution Continuum</text:p>
          </table:table-cell>
          <table:table-cell table:style-name="ce1" office:value-type="string" calcext:value-type="string">
            <text:p>ADM|Phase H|Architecture Building Blocks|Reuse|The Architecture Domains|Phase G|Enterprise Quantification|Development Continuum</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Order these concepts from Generic -&gt; Specific</text:p>
          </table:table-cell>
          <table:table-cell table:style-name="ce1" office:value-type="string" calcext:value-type="string">
            <text:p>Foundation Architecture -&gt; Common System Architecture -&gt; Industry Architecture -&gt; Organization Specific Architecture</text:p>
          </table:table-cell>
          <table:table-cell table:style-name="ce1" office:value-type="string" calcext:value-type="string">
            <text:p>Foundation Architecture -&gt; Common System Architecture &gt; Organization Specific Architecture -&gt; Industry Architecture|Organization Specific Architecture -&gt; <text:s/>Industry Architecture -&gt; Common System Architecture -&gt; <text:s/>Foundation Architecture|Organization Specific Architecture -&gt; <text:s/>Industry Architecture <text:s/>-&gt; <text:s/>Foundation Architecture -&gt; Common System Architecture|Industry Architecture <text:s/>-&gt; <text:s/>Organization Specific Architecture -&gt; <text:s/>Foundation Architecture -&gt; Common System Architecture|Common System Architecture -&gt; Industry Architecture <text:s/>-&gt; <text:s/>Organization Specific Architecture -&gt; <text:s/>Foundation Architecture|Common System Architecture -&gt; Foundation Architecture -&gt; Industry Architecture <text:s/>-&gt; <text:s/>Organization Specific Architecture</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The Architecture Repository contains</text:p>
          </table:table-cell>
          <table:table-cell table:style-name="ce1" office:value-type="string" calcext:value-type="string">
            <text:p>Architecture Metamodel|Architecture Capabilities|Architecture Landscape|Standard Information Base|SIB|Reference Library|Governance Log|Architecture Requirement Repository|Solution Landscape</text:p>
          </table:table-cell>
          <table:table-cell table:style-name="ce1" office:value-type="string" calcext:value-type="string">
            <text:p>Enterprise Landscape|Decision Log|Development Capabilities|Solution Contract|Architecture Contract|Enterprise Capabilities|Technology Capabilities|Enterprise Log|Application Log|Application Landscape</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Define Abstraction</text:p>
          </table:table-cell>
          <table:table-cell table:style-name="ce4" office:value-type="string" calcext:value-type="string">
            <text:p>The technique of providing summarized or generalized descriptions of detailed and complex content.</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Development Method (ADM)</text:p>
          </table:table-cell>
          <table:table-cell table:style-name="ce4" office:value-type="string" calcext:value-type="string">
            <text:p>The core of the TOGAF framework. A multi-phase, iterative approach to develop and use an Enterprise Architecture to shape and govern business transformation and implementation projects.</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pplication Architecture</text:p>
          </table:table-cell>
          <table:table-cell table:style-name="ce3" office:value-type="string" calcext:value-type="string">
            <text:p>A description of the structure and interaction of the applications as groups of capabilities that provide key business functions and manage the data assets.</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pplication Component</text:p>
          </table:table-cell>
          <table:table-cell table:style-name="ce1" office:value-type="string" calcext:value-type="string">
            <text:p>An encapsulation of application functionality aligned to implementation structure, which is modular and replaceable. It encapsulates its behavior and data, provides services, and makes them available through interfaces.</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pplication Platform</text:p>
          </table:table-cell>
          <table:table-cell table:style-name="ce1" office:value-type="string" calcext:value-type="string">
            <text:p>The collection of technology components of hardware and software that provide the services used to support applications.</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al Style</text:p>
          </table:table-cell>
          <table:table-cell table:style-name="ce3" office:value-type="string" calcext:value-type="string">
            <text:p>The combination of distinctive features related to the specific context within which architecture is performed or expressed; a collection of principles and characteristics that steer or constrain how an architecture is formed.</text:p>
          </table:table-cell>
          <table:table-cell table:style-name="ce9" table:formula="of:=join(&quot;|&quot;;[.B$22:.B$32])" office:value-type="string" office:string-value="" calcext:value-type="error">
            <text:p>#NAME?</text:p>
          </table:table-cell>
          <table:table-cell table:style-name="ce9" office:value-type="string" calcext:value-type="string">
            <text:p>The technique of providing summarized or generalized descriptions of detailed and complex content.|The core of the TOGAF framework. A multi-phase, iterative approach to develop and use an Enterprise Architecture to shape and govern business transformation and implementation projects.|A description of the structure and interaction of the applications as groups of capabilities that provide key business functions and manage the data assets.|An encapsulation of application functionality aligned to implementation structure, which is modular and replaceable. It encapsulates its behavior and data, provides services, and makes them available through interfaces.|The collection of technology components of hardware and software that provide the services used to support applications.|The combination of distinctive features related to the specific context within which architecture is performed or expressed; a collection of principles and characteristics that steer or constrain how an architecture is formed.|A constituent of the architecture model that describes a single aspect of the overall model.|A part of the Enterprise Continuum. A repository of architectural elements with increasing detail and specialization.|A conceptual structure used to plan, develop, implement, govern, and sustain an architecture.|The practice of monitoring and directing architecture-related work. The goal is to deliver desired outcomes and adhere to relevant principles, standards, and roadmaps.|The architectural representation of assets in use, or planned, by the enterprise at particular points in time.</text:p>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Building Block</text:p>
          </table:table-cell>
          <table:table-cell table:style-name="ce5" office:value-type="string" calcext:value-type="string">
            <text:p>A constituent of the architecture model that describes a single aspect of the overall model.</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Continuum</text:p>
          </table:table-cell>
          <table:table-cell table:style-name="ce5" office:value-type="string" calcext:value-type="string">
            <text:p>A part of the Enterprise Continuum. A repository of architectural elements with increasing detail and specialization.</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Framework</text:p>
          </table:table-cell>
          <table:table-cell table:style-name="ce1" office:value-type="string" calcext:value-type="string">
            <text:p>A conceptual structure used to plan, develop, implement, govern, and sustain an architecture.</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Governance</text:p>
          </table:table-cell>
          <table:table-cell table:style-name="ce3" office:value-type="string" calcext:value-type="string">
            <text:p>The practice of monitoring and directing architecture-related work. The goal is to deliver desired outcomes and adhere to relevant principles, standards, and roadmaps.</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Landscape</text:p>
          </table:table-cell>
          <table:table-cell table:style-name="ce5" office:value-type="string" calcext:value-type="string">
            <text:p>The architectural representation of assets in use, or planned, by the enterprise at particular points in time.</text:p>
          </table:table-cell>
          <table:table-cell table:style-name="ce9" table:formula="of:=join(&quot;|&quot;;[.B$22:.B$32])"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Model</text:p>
          </table:table-cell>
          <table:table-cell table:style-name="ce1" office:value-type="string" calcext:value-type="string">
            <text:p>A representation of a subject of interest.</text:p>
          </table:table-cell>
          <table:table-cell table:style-name="ce9" table:formula="of:=join(&quot;|&quot;;[.B$22:.B$3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Principle</text:p>
          </table:table-cell>
          <table:table-cell table:style-name="ce1" office:value-type="string" calcext:value-type="string">
            <text:p>A qualitative statement of intent that should be met by the architecture.</text:p>
          </table:table-cell>
          <table:table-cell table:style-name="ce9" table:formula="of:=join(&quot;|&quot;;[.B$22:.B$3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View</text:p>
          </table:table-cell>
          <table:table-cell table:style-name="ce1" office:value-type="string" calcext:value-type="string">
            <text:p>A representation of a system from the perspective of a related set of concerns.</text:p>
          </table:table-cell>
          <table:table-cell table:style-name="ce9" table:formula="of:=join(&quot;|&quot;;[.B$22:.B$3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Viewpoint</text:p>
          </table:table-cell>
          <table:table-cell table:style-name="ce1" office:value-type="string" calcext:value-type="string">
            <text:p>A specification of the conventions for a particular kind of architecture view.</text:p>
          </table:table-cell>
          <table:table-cell table:style-name="ce9" table:formula="of:=join(&quot;|&quot;;[.B$22:.B$3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chitecture Vision</text:p>
          </table:table-cell>
          <table:table-cell table:style-name="ce6" office:value-type="string" calcext:value-type="string">
            <text:p>A succinct description of the Target Architecture that describes its business value and the changes to the enterprise that will result from its successful deployment. It serves as an aspirational vision and a boundary for detailed architecture development.</text:p>
          </table:table-cell>
          <table:table-cell table:style-name="ce9" table:formula="of:=join(&quot;|&quot;;[.B$22:.B$3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Artifact</text:p>
          </table:table-cell>
          <table:table-cell table:style-name="ce1" office:value-type="string" calcext:value-type="string">
            <text:p>An architectural work product that describes an aspect of the architecture.</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aseline</text:p>
          </table:table-cell>
          <table:table-cell table:style-name="ce1" office:value-type="string" calcext:value-type="string">
            <text:p>A specification that has been formally reviewed and agreed upon, that thereafter serves as the basis for further development or change and that can be changed only through formal change control procedures or a type of procedure such as configuration management.</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oundaryless Information Flow™</text:p>
          </table:table-cell>
          <table:table-cell table:style-name="ce1" office:value-type="string" calcext:value-type="string">
            <text:p>A shorthand representation of "access to integrated information to support business process improvements" representing a desired state of an enterprise's infrastructure specific to the business needs of the organization.</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ilding Block</text:p>
          </table:table-cell>
          <table:table-cell table:style-name="ce1" office:value-type="string" calcext:value-type="string">
            <text:p>A (potentially re-usable) component of enterprise capability that can be combined with other building blocks to deliver architectures and solutions.</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Architecture</text:p>
          </table:table-cell>
          <table:table-cell table:style-name="ce1" office:value-type="string" calcext:value-type="string">
            <text:p>A representation of holistic, multi-dimensional business views of: capabilities, end-to-end value delivery, information, and organizational structure; and the relationships among these business views and strategies, products, policies, initiatives, and stakeholders.</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Capability</text:p>
          </table:table-cell>
          <table:table-cell table:style-name="ce1" office:value-type="string" calcext:value-type="string">
            <text:p>A particular ability that a business may possess or exchange to achieve a specific purpose.</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Function</text:p>
          </table:table-cell>
          <table:table-cell table:style-name="ce1" office:value-type="string" calcext:value-type="string">
            <text:p>Delivers business capabilities closely aligned to an organization, but not necessarily explicitly governed by the organization.</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Governance</text:p>
          </table:table-cell>
          <table:table-cell table:style-name="ce1" office:value-type="string" calcext:value-type="string">
            <text:p>Concerned with ensuring that the business processes and policies (and their operation) deliver the business outcomes and adhere to relevant business regulation.</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Model</text:p>
          </table:table-cell>
          <table:table-cell table:style-name="ce1" office:value-type="string" calcext:value-type="string">
            <text:p>A model describing the rationale for how an enterprise creates, delivers, and captures value.</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Business Service</text:p>
          </table:table-cell>
          <table:table-cell table:style-name="ce1" office:value-type="string" calcext:value-type="string">
            <text:p>Supports business capabilities through an explicitly defined interface and is explicitly governed by an organization.</text:p>
          </table:table-cell>
          <table:table-cell table:style-name="ce9" table:formula="of:=join(&quot;|&quot;;[.B$38:.B$4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apability</text:p>
          </table:table-cell>
          <table:table-cell table:style-name="ce1" office:value-type="string" calcext:value-type="string">
            <text:p>An ability that an organization, person, or system possesse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apability Architecture</text:p>
          </table:table-cell>
          <table:table-cell table:style-name="ce1" office:value-type="string" calcext:value-type="string">
            <text:p>A highly detailed description of the architectural approach to realize a particular solution or solution aspect.</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apability Increment</text:p>
          </table:table-cell>
          <table:table-cell table:style-name="ce1" office:value-type="string" calcext:value-type="string">
            <text:p>A discrete portion of a capability architecture that delivers specific value. When all increments have been completed, the capability has been realized.</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ommunications and Stakeholder Management</text:p>
          </table:table-cell>
          <table:table-cell table:style-name="ce1" office:value-type="string" calcext:value-type="string">
            <text:p>The management of needs of stakeholders of the Enterprise Architecture practice. It also manages the execution of communication between the practice and the stakeholders and the practice and the consumers of its service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oncern</text:p>
          </table:table-cell>
          <table:table-cell table:style-name="ce1" office:value-type="string" calcext:value-type="string">
            <text:p>An interest in a system relevant to one or more of its stakeholder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Course of Action</text:p>
          </table:table-cell>
          <table:table-cell table:style-name="ce1" office:value-type="string" calcext:value-type="string">
            <text:p>Direction and focus provided by strategic goals and objectives, often to deliver the value proposition characterized in the business model.</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Data Architecture</text:p>
          </table:table-cell>
          <table:table-cell table:style-name="ce1" office:value-type="string" calcext:value-type="string">
            <text:p>A description of the structure and interaction of the enterprise's major types and sources of data, logical data assets, physical data assets, and data management resource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Deliverable</text:p>
          </table:table-cell>
          <table:table-cell table:style-name="ce1" office:value-type="string" calcext:value-type="string">
            <text:p>An architectural work product that is contractually specified and in turn formally reviewed, agreed, and signed off by the stakeholder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Enterprise</text:p>
          </table:table-cell>
          <table:table-cell table:style-name="ce1" office:value-type="string" calcext:value-type="string">
            <text:p>The highest level (typically) of description of an organization and typically covers all missions and functions. An enterprise will often span multiple organization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Enterprise Continuum</text:p>
          </table:table-cell>
          <table:table-cell table:style-name="ce1" office:value-type="string" calcext:value-type="string">
            <text:p>A categorization mechanism useful for classifying architecture and solution artifacts, both internal and external to the Architecture Repository, as they evolve from generic Foundation Architectures to Organization-Specific Architectures.</text:p>
          </table:table-cell>
          <table:table-cell table:style-name="ce9" table:formula="of:=join(&quot;|&quot;;[.B$47:.B$57])"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Foundation Architecture</text:p>
          </table:table-cell>
          <table:table-cell table:style-name="ce1" office:value-type="string" calcext:value-type="string">
            <text:p>Generic building blocks, their interrelationships with other building blocks, combined with the principles and guidelines that provide a foundation on which more specific architectures can be built.</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Framework</text:p>
          </table:table-cell>
          <table:table-cell table:style-name="ce1" office:value-type="string" calcext:value-type="string">
            <text:p>A structure for content or process that can be used as a tool to structure thinking, ensuring consistency and completeness.</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Gap</text:p>
          </table:table-cell>
          <table:table-cell table:style-name="ce1" office:value-type="string" calcext:value-type="string">
            <text:p>A statement of difference between two states. Used in the context of gap analysis, where the difference between the Baseline and Target Architecture is identified.</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Governance</text:p>
          </table:table-cell>
          <table:table-cell table:style-name="ce1" office:value-type="string" calcext:value-type="string">
            <text:p>The discipline of monitoring, managing, and steering a business (or IS/IT landscape) to deliver the business outcome required.</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Information</text:p>
          </table:table-cell>
          <table:table-cell table:style-name="ce1" office:value-type="string" calcext:value-type="string">
            <text:p>Any communication or representation of facts, data, or opinions, in any medium or form, including textual, numerical, graphic, cartographic, narrative, or audio-visual forms.</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Information System Service</text:p>
          </table:table-cell>
          <table:table-cell table:style-name="ce1" office:value-type="string" calcext:value-type="string">
            <text:p>A discrete behavior requestable from an application (e.g., log in, book train seat, transfer money).</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Information Technology (IT)</text:p>
          </table:table-cell>
          <table:table-cell table:style-name="ce1" office:value-type="string" calcext:value-type="string">
            <text:p>The lifecycle management of information and related technology used by an organization.|An umbrella term that includes all or some of the subject areas relating to the computer industry, such as Business Continuity, Business IT Interface, Business Process Modeling and Management, Communication, Compliance and Legislation, Computers, Content Management, Hardware, Information Management, Internet, Offshoring, Networking, Programming and Software, Professional Issues, Project Management, Security, Standards, Storage, Voice and Data Communications. Various countries and industries employ other umbrella terms to describe this same collection.|Alternate names commonly adopted include Information Services, Information Management, et al.</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Interoperability</text:p>
          </table:table-cell>
          <table:table-cell table:style-name="ce1" office:value-type="string" calcext:value-type="string">
            <text:p>The ability to share information and services.|The ability of two or more systems or components to exchange and use information.|The ability of systems to provide and receive services from other systems and to use the services so interchanged to enable them to operate effectively together.</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Logical</text:p>
          </table:table-cell>
          <table:table-cell table:style-name="ce1" office:value-type="string" calcext:value-type="string">
            <text:p>An implementation-independent definition of the architecture, often grouping related physical entities according to their purpose and structure.</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Metadata</text:p>
          </table:table-cell>
          <table:table-cell table:style-name="ce1" office:value-type="string" calcext:value-type="string">
            <text:p>Data about data, of any sort in any media, that describes the characteristics of an entity.</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Metamodel</text:p>
          </table:table-cell>
          <table:table-cell table:style-name="ce1" office:value-type="string" calcext:value-type="string">
            <text:p>A model that describes how and with what the architecture will be described in a structured way.</text:p>
          </table:table-cell>
          <table:table-cell table:style-name="ce9" table:formula="of:=join(&quot;|&quot;;[.B$57:.B$68])"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Method</text:p>
          </table:table-cell>
          <table:table-cell table:style-name="ce1" office:value-type="string" calcext:value-type="string">
            <text:p>A defined, repeatable approach to address a particular type of problem.</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Modeling</text:p>
          </table:table-cell>
          <table:table-cell table:style-name="ce1" office:value-type="string" calcext:value-type="string">
            <text:p>A technique through construction of models which enables a subject to be represented in a form that enables reasoning, insight, and clarity concerning the essence of the subject matter.</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Model Kind</text:p>
          </table:table-cell>
          <table:table-cell table:style-name="ce1" office:value-type="string" calcext:value-type="string">
            <text:p>Conventions for a type of modeling.</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Objective</text:p>
          </table:table-cell>
          <table:table-cell table:style-name="ce1" office:value-type="string" calcext:value-type="string">
            <text:p>A time-bounded milestone for an organization used to demonstrate progress towards a goal; for example, "Increase capacity utilization by 30% by the end of 2019 to support the planned increase in market share".</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Organization Map</text:p>
          </table:table-cell>
          <table:table-cell table:style-name="ce1" office:value-type="string" calcext:value-type="string">
            <text:p>An articulation of the relationships between the primary entities that make up the enterprise, its partners, and stakeholders.</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Pattern</text:p>
          </table:table-cell>
          <table:table-cell table:style-name="ce1" office:value-type="string" calcext:value-type="string">
            <text:p>A technique for putting building blocks into context; for example, to describe a re-usable solution to a problem.</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Physical</text:p>
          </table:table-cell>
          <table:table-cell table:style-name="ce1" office:value-type="string" calcext:value-type="string">
            <text:p>A description of a real-world entity. Physical elements in an Enterprise Architecture may still be considerably abstracted from Solution Architecture, design, or implementation views.</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Principle</text:p>
          </table:table-cell>
          <table:table-cell table:style-name="ce1" office:value-type="string" calcext:value-type="string">
            <text:p>See 3.16 Architecture Principle .</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Reference Model (RM)</text:p>
          </table:table-cell>
          <table:table-cell table:style-name="ce1" office:value-type="string" calcext:value-type="string">
            <text:p>An abstract framework for understanding significant relationships among the entities of [an] environment, and for the development of consistent standards or specifications supporting that environment.</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Repository</text:p>
          </table:table-cell>
          <table:table-cell table:style-name="ce1" office:value-type="string" calcext:value-type="string">
            <text:p>A system that manages all of the data of an enterprise, including data and process models and other enterprise information.</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Requirement</text:p>
          </table:table-cell>
          <table:table-cell table:style-name="ce1" office:value-type="string" calcext:value-type="string">
            <text:p>A statement of need that must be met by a particular architecture or work package.</text:p>
          </table:table-cell>
          <table:table-cell table:style-name="ce9" table:formula="of:=join(&quot;|&quot;;[.B$68:.B$79])"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Roadmap</text:p>
          </table:table-cell>
          <table:table-cell table:style-name="ce1" office:value-type="string" calcext:value-type="string">
            <text:p>An abstracted plan for business or technology change, typically operating across multiple disciplines over multiple years. Normally used in the phrases Technology Roadmap, Architecture Roadmap, etc.</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Role</text:p>
          </table:table-cell>
          <table:table-cell table:style-name="ce1" office:value-type="string" calcext:value-type="string">
            <text:p>The usual or expected function of an actor, or the part somebody or something plays in a particular action or event. An actor may have a number of roles.|The part an individual plays in an organization and the contribution they make through the application of their skills, knowledge, experience, and abilities.</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egment Architecture</text:p>
          </table:table-cell>
          <table:table-cell table:style-name="ce1" office:value-type="string" calcext:value-type="string">
            <text:p>A detailed, formal description of areas within an enterprise, used at the program or portfolio level to organize and align change activity.</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ervice</text:p>
          </table:table-cell>
          <table:table-cell table:style-name="ce1" office:value-type="string" calcext:value-type="string">
            <text:p>A repeatable activity; a discrete behavior that a building block may be requested or otherwise triggered to perform.</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ervice Orientation</text:p>
          </table:table-cell>
          <table:table-cell table:style-name="ce1" office:value-type="string" calcext:value-type="string">
            <text:p>Viewing an enterprise, system, or building block in terms of services provided and consumed.</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ervice-Oriented Architecture (SOA)</text:p>
          </table:table-cell>
          <table:table-cell table:style-name="ce1" office:value-type="string" calcext:value-type="string">
            <text:p>See also 3.6 Architectural Style and 3.66 Service Orientation .</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ervice Portfolio</text:p>
          </table:table-cell>
          <table:table-cell table:style-name="ce1" office:value-type="string" calcext:value-type="string">
            <text:p>A collection of services, potentially an interface definition.</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olution Architecture</text:p>
          </table:table-cell>
          <table:table-cell table:style-name="ce1" office:value-type="string" calcext:value-type="string">
            <text:p>A description of a discrete and focused business operation or activity and how IS/IT supports that operation.</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olution Building Block (SBB)</text:p>
          </table:table-cell>
          <table:table-cell table:style-name="ce1" office:value-type="string" calcext:value-type="string">
            <text:p>A candidate solution which conforms to the specification of an Architecture Building Block (ABB).</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olutions Continuum</text:p>
          </table:table-cell>
          <table:table-cell table:style-name="ce1" office:value-type="string" calcext:value-type="string">
            <text:p>A part of the Enterprise Continuum. A repository of re-usable solutions for future implementation efforts. It contains implementations of the corresponding definitions in the Architecture Continuum.</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takeholder</text:p>
          </table:table-cell>
          <table:table-cell table:style-name="ce1" office:value-type="string" calcext:value-type="string">
            <text:p>An individual, team, organization, or class thereof, having an interest in a system.</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tandards Information Base (SIB)</text:p>
          </table:table-cell>
          <table:table-cell table:style-name="ce1" office:value-type="string" calcext:value-type="string">
            <text:p>A database of standards that can be used to define the particular services and other components of an Organization-Specific Architecture.</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Strategic Architecture</text:p>
          </table:table-cell>
          <table:table-cell table:style-name="ce1" office:value-type="string" calcext:value-type="string">
            <text:p>A summary formal description of the enterprise, providing an organizing framework for operational and change activity, and an executive-level, long-term view for direction setting.</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arget Architecture</text:p>
          </table:table-cell>
          <table:table-cell table:style-name="ce1" office:value-type="string" calcext:value-type="string">
            <text:p>The description of a future state of the architecture being developed for an organization.</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axonomy of Architecture Views</text:p>
          </table:table-cell>
          <table:table-cell table:style-name="ce1" office:value-type="string" calcext:value-type="string">
            <text:p>The organized collection of all architecture views pertinent to an architecture.</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echnology Architecture</text:p>
          </table:table-cell>
          <table:table-cell table:style-name="ce1" office:value-type="string" calcext:value-type="string">
            <text:p>A description of the structure and interaction of the technology services and technology components.</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echnology Component</text:p>
          </table:table-cell>
          <table:table-cell table:style-name="ce1" office:value-type="string" calcext:value-type="string">
            <text:p>A technology building block. A generic infrastructure technology that supports and enables application or data components (directly or indirectly) by providing technology services.|An encapsulation of technology infrastructure that represents a class of technology product or specific technology product.</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echnology Service</text:p>
          </table:table-cell>
          <table:table-cell table:style-name="ce1" office:value-type="string" calcext:value-type="string">
            <text:p>A technical capability required to provide enabling infrastructure that supports the delivery of applications.</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Transition Architecture</text:p>
          </table:table-cell>
          <table:table-cell table:style-name="ce1" office:value-type="string" calcext:value-type="string">
            <text:p>A formal description of one state of the architecture at an architecturally significant point in time.</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View Point</text:p>
          </table:table-cell>
          <table:table-cell table:style-name="ce1" office:value-type="string" calcext:value-type="string">
            <text:p>Where a view is "seen" from.</text:p>
          </table:table-cell>
          <table:table-cell table:style-name="ce1" table:formula="of:=CONCATENATE( &quot;is a representation of a system from the perspective of a related set of concerns.|is a representation of a subject of interest.|&quot;; join(&quot;|&quot;;[.B$9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view</text:p>
          </table:table-cell>
          <table:table-cell table:style-name="ce1" office:value-type="string" calcext:value-type="string">
            <text:p>A representation of a system from the perspective of a related concern.|What is seen from a viewpoint</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Value Stream</text:p>
          </table:table-cell>
          <table:table-cell table:style-name="ce1" office:value-type="string" calcext:value-type="string">
            <text:p>A representation of an end-to-end collection of value-adding activities that create an overall result for a customer, stakeholder, or end user.</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Viewpoint Library</text:p>
          </table:table-cell>
          <table:table-cell table:style-name="ce1" office:value-type="string" calcext:value-type="string">
            <text:p>A collection of the specifications of architecture viewpoints contained in the Reference Library portion of the Architecture Repository.</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Work Package</text:p>
          </table:table-cell>
          <table:table-cell table:style-name="ce1" office:value-type="string" calcext:value-type="string">
            <text:p>A set of actions identified to achieve one or more objectives for the business. A work package can be a part of a project, a complete project, or a program.</text:p>
          </table:table-cell>
          <table:table-cell table:style-name="ce9" table:formula="of:=join(&quot;|&quot;;[.B$79:.B$103])" office:value-type="string" office:string-value="" calcext:value-type="error">
            <text:p>#NAME?</text:p>
          </table:table-cell>
          <table:table-cell/>
          <table:table-cell table:style-name="ce1" office:value-type="string" calcext:value-type="string">
            <text:p>definition</text:p>
          </table:table-cell>
          <table:table-cell table:number-columns-repeated="1019"/>
        </table:table-row>
        <table:table-row table:style-name="ro1">
          <table:table-cell table:style-name="ce1" office:value-type="string" calcext:value-type="string">
            <text:p>Which of the following best describes why you need a framework for enterprise architecture?</text:p>
          </table:table-cell>
          <table:table-cell table:style-name="ce1" office:value-type="string" calcext:value-type="string">
            <text:p>All of the choices listed (above or below)</text:p>
          </table:table-cell>
          <table:table-cell table:style-name="ce1" office:value-type="string" calcext:value-type="string">
            <text:p>Architecture design is complex|Using a framework can speed up the process|Using a framework can ensure more complete coverage|A framework provides a set of tools and vocabulary</text:p>
          </table:table-cell>
          <table:table-cell/>
          <table:table-cell table:style-name="ce1" office:value-type="string" calcext:value-type="string">
            <text:p>Concept</text:p>
          </table:table-cell>
          <table:table-cell table:number-columns-repeated="1019"/>
        </table:table-row>
        <table:table-row table:style-name="ro1">
          <table:table-cell table:style-name="ce1" office:value-type="string" calcext:value-type="string">
            <text:p>Which of the following is NOT a TOGAF core concept?</text:p>
          </table:table-cell>
          <table:table-cell table:style-name="ce1" office:value-type="string" calcext:value-type="string">
            <text:p>The Technical Reference Model</text:p>
          </table:table-cell>
          <table:table-cell table:style-name="ce1" office:value-type="string" calcext:value-type="string">
            <text:p>The Architecture Development Method|The Enterprise Continuum &amp; Tools|The Technical Reference Model|The TOGAF Architecture Capability Framework</text:p>
          </table:table-cell>
          <table:table-cell/>
          <table:table-cell table:style-name="ce1" office:value-type="string" calcext:value-type="string">
            <text:p>Concept</text:p>
          </table:table-cell>
          <table:table-cell table:number-columns-repeated="2"/>
          <table:table-cell table:style-name="ce2"/>
          <table:table-cell table:number-columns-repeated="1016"/>
        </table:table-row>
        <table:table-row table:style-name="ro1">
          <table:table-cell table:style-name="ce1" office:value-type="string" calcext:value-type="string">
            <text:p>If all the features architects specification are implemented in accordance with the specification, but some features are implement that are not in accordance with it. </text:p>
          </table:table-cell>
          <table:table-cell table:style-name="ce1" office:value-type="string" calcext:value-type="string">
            <text:p>Conformant|Non-Conformant</text:p>
          </table:table-cell>
          <table:table-cell table:style-name="ce1" office:value-type="string" calcext:value-type="string">
            <text:p>Irrelevant|Consistent|Complaint|Conformant|Fully Conformant|Non-Conformant</text:p>
          </table:table-cell>
          <table:table-cell/>
          <table:table-cell table:style-name="ce1" office:value-type="string" calcext:value-type="string">
            <text:p>Tough</text:p>
          </table:table-cell>
          <table:table-cell table:number-columns-repeated="2"/>
          <table:table-cell table:style-name="ce10"/>
          <table:table-cell table:number-columns-repeated="1016"/>
        </table:table-row>
        <table:table-row table:style-name="ro1">
          <table:table-cell table:style-name="ce1" office:value-type="string" calcext:value-type="string">
            <text:p>Which phase of the ADM phases is the initial phase?</text:p>
          </table:table-cell>
          <table:table-cell table:style-name="ce1" office:value-type="string" calcext:value-type="string">
            <text:p>Phase A</text:p>
          </table:table-cell>
          <table:table-cell table:style-name="ce1" office:value-type="string" calcext:value-type="string">
            <text:p>Preliminary Phase|Phase B|Phase C|Phase D|Phase E|Phase F|Phase G|Phase H|Requirements Management</text:p>
          </table:table-cell>
          <table:table-cell/>
          <table:table-cell table:style-name="ce1" office:value-type="string" calcext:value-type="string">
            <text:p>ADM</text:p>
          </table:table-cell>
          <table:table-cell table:number-columns-repeated="1019"/>
        </table:table-row>
        <table:table-row table:style-name="ro1">
          <table:table-cell table:style-name="ce2" office:value-type="string" calcext:value-type="string">
            <text:p>In which phases does is the business scenario technique used most prominently?</text:p>
          </table:table-cell>
          <table:table-cell table:style-name="ce1" office:value-type="string" calcext:value-type="string">
            <text:p>Phase A|Architecture Vision</text:p>
          </table:table-cell>
          <table:table-cell table:style-name="ce1" office:value-type="string" calcext:value-type="string">
            <text:p>Preliminary Phase|Phase B|Phase C|Phase D|Phase E|Phase F|Phase G|Phase H|Requirements Management</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the correct ADM phase and letter:</text:p>
          </table:table-cell>
          <table:table-cell table:style-name="ce7" office:value-type="string" calcext:value-type="string">
            <text:p>A: Architecture Vision|Phase D: Technology Architecture|B: Business Architecture|C: Information Systems Architecture|Phase E: Opportunities &amp; Solutions|Phase F: Migration Planning|Phase G: Implementation Governance|Phase H: Architecture Change Management</text:p>
          </table:table-cell>
          <table:table-cell table:style-name="ce7" office:value-type="string" calcext:value-type="string">
            <text:p>A: Application Vision|A: Application Architecture|Phase D: Data Architecture|B: Implementation Governance|C: Computer Systems Architecture|C: Technology Architecture|C: Application Architecture|Phase E: Migration Planning|Phase F: Opportunities &amp; Solutions|Phase G: Application Governance|Phase A: Architecture Change Management|Phase A: Application Governance|F: Business Planning</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In TOGAF which is *not* a characteristic of governance:</text:p>
          </table:table-cell>
          <table:table-cell table:style-name="ce1" office:value-type="string" calcext:value-type="string">
            <text:p>Robust|Isolation|Resilience|Completeness|Succinct</text:p>
          </table:table-cell>
          <table:table-cell table:style-name="ce1" office:value-type="string" calcext:value-type="string">
            <text:p>Discipline|Transparency|Independence|Accountability|Responsibility|Fairness</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A</text:p>
          </table:table-cell>
          <table:table-cell table:style-name="ce1" office:value-type="string" calcext:value-type="string">
            <text:p>Develop a high-level aspirational vision of the capabilities and business value to be delivered as a result of the proposed Enterprise Architecture|Obtain approval for a Statement of Architecture Work that defines a program of works to develop and deploy the architecture outlined in the Architecture Vision</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B</text:p>
          </table:table-cell>
          <table:table-cell table:style-name="ce1" office:value-type="string" calcext:value-type="string">
            <text:p>Develop the Target Business Architecture that describes how the enterprise needs to operate to achieve the business goals, and respond to the strategic drivers set out in the Architecture Vision, in a way that addresses the Statement of Architecture Work and stakeholder concerns|Identify candidate Architecture Roadmap components based upon gaps between the Baseline and Target Business Architecture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C</text:p>
          </table:table-cell>
          <table:table-cell table:style-name="ce1" office:value-type="string" calcext:value-type="string">
            <text:p>Develop the Target Information Systems Architectures, describing how the enterprise's Information Systems Architecture will enable the Business Architecture and the Architecture Vision, in a way that addresses the Statement of Architecture Work and stakeholder concerns|Identify candidate Architecture Roadmap components based upon gaps between the Baseline and Target Information Systems (Data and Application) Architecture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D</text:p>
          </table:table-cell>
          <table:table-cell table:style-name="ce1" office:value-type="string" calcext:value-type="string">
            <text:p>Develop the Target Technology Architecture that enables the Architecture Vision, target business, data, and application building blocks to be delivered through technology components and technology services, in a way that addresses the Statement of Architecture Work and stakeholder concerns|Identify candidate Architecture Roadmap components based upon gaps between the Baseline and Target Technology Architecture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E</text:p>
          </table:table-cell>
          <table:table-cell table:style-name="ce1" office:value-type="string" calcext:value-type="string">
            <text:p>Generate the initial complete version of the Architecture Roadmap, based upon the gap analysis and candidate Architecture Roadmap components from the [BDAT Domain] Phase(s).|Determine whether an incremental approach is required, and if so identify Transition Architectures that will deliver continuous business value|Define the overall solution building blocks to finalize the Target Architecture based on the Architecture Building Blocks (ABB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F</text:p>
          </table:table-cell>
          <table:table-cell table:style-name="ce1" office:value-type="string" calcext:value-type="string">
            <text:p>Finalize the Architecture Roadmap and the supporting Implementation and Migration Plan|Ensure that the Implementation and Migration Plan is coordinated with the enterprise's approach to managing and implementing change in the enterprise's overall change portfolio|Ensure that the business value and cost of work packages and Transition Architectures is understood by key stakeholder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G</text:p>
          </table:table-cell>
          <table:table-cell table:style-name="ce1" office:value-type="string" calcext:value-type="string">
            <text:p>Ensure conformance with the Target Architecture by implementation projects|Perform appropriate Architecture Governance functions for the solution and any implementation-driven architecture Change Request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Select an Objective of Phases H</text:p>
          </table:table-cell>
          <table:table-cell table:style-name="ce1" office:value-type="string" calcext:value-type="string">
            <text:p>Ensure that the architecture lifecycle is maintained|Ensure that the Architecture Governance Framework is executed|Ensure that the Enterprise Architecture Capability meets current requirements</text:p>
          </table:table-cell>
          <table:table-cell table:style-name="ce9" table:formula="of:=join(&quot;|&quot;;[.B$111:.B$118])" office:value-type="string" office:string-value="" calcext:value-type="error">
            <text:p>#NAME?</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In which of the following phases does SBB first appear?</text:p>
          </table:table-cell>
          <table:table-cell table:style-name="ce1" office:value-type="string" calcext:value-type="string">
            <text:p>Phase E</text:p>
          </table:table-cell>
          <table:table-cell table:style-name="ce1" office:value-type="string" calcext:value-type="string">
            <text:p>Preliminary Phase|Phase B|Phase A| Phase C|Phase D|Phase E|Phase F|Phase G|Phase H|Requirements Management</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Which of the following phrases does *not* describe the *ALL* phases of ADM?</text:p>
          </table:table-cell>
          <table:table-cell table:style-name="ce1" office:value-type="string" calcext:value-type="string">
            <text:p>mandatory</text:p>
          </table:table-cell>
          <table:table-cell table:style-name="ce1" office:value-type="string" calcext:value-type="string">
            <text:p>mandatory|cyclical|iterative|refines the scope|manages requirements</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The process of managing architecture requirements applies to </text:p>
          </table:table-cell>
          <table:table-cell table:style-name="ce1" office:value-type="string" calcext:value-type="string">
            <text:p>All ADM phases</text:p>
          </table:table-cell>
          <table:table-cell table:style-name="ce1" office:value-type="string" calcext:value-type="string">
            <text:p>Preliminary Phase|Phase A|Phase F|Phase G|Phase H|Requirements Management</text:p>
          </table:table-cell>
          <table:table-cell/>
          <table:table-cell table:style-name="ce1" office:value-type="string" calcext:value-type="string">
            <text:p>ADM</text:p>
          </table:table-cell>
          <table:table-cell table:number-columns-repeated="1019"/>
        </table:table-row>
        <table:table-row table:style-name="ro1">
          <table:table-cell table:style-name="ce1" office:value-type="string" calcext:value-type="string">
            <text:p>What is the NOT the TRM?</text:p>
          </table:table-cell>
          <table:table-cell table:style-name="ce1" office:value-type="string" calcext:value-type="string">
            <text:p>An example of a Common System Architecture|A database of standards that can be used to define the particular services and other components of an organization-specific architecture that is derived from the TOGAF Foundation Architecture|Technical Requirement Model|An example of a Common System Architecture|A framework for completing the Preliminary Phase|A more specialized version of III-RM|TRM was specifically designed to enable Boundaryless Information Flow|The TRM must be used as a part of ADM</text:p>
          </table:table-cell>
          <table:table-cell table:style-name="ce1" office:value-type="string" calcext:value-type="string">
            <text:p>Technical Reference Mode|A model and taxonomy of a generic platform services|An example of a Foundation Architecture|Universally applicable and, therefore, can be used to build any system architecture.</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III-RM</text:p>
          </table:table-cell>
          <table:table-cell table:style-name="ce1" office:value-type="string" calcext:value-type="string">
            <text:p>An example of a Common System Architecture|Integrated Information Infrastructure Reference Model|III-RM was specifically designed to enable Boundaryless Information Flow</text:p>
          </table:table-cell>
          <table:table-cell table:style-name="ce1" office:value-type="string" calcext:value-type="string">
            <text:p>A database of standards that can be used to define the particular services and other components of an organization-specific architecture that is derived from the TOGAF Foundation Architecture|III-RM is more generic that TRM|An example of a Foundation Architecture|Iterative Information Infrastructure Requirement Method|A component of SIB|A framework for completing the Preliminary Phase|The III-RM must be used as a part of ADM</text:p>
          </table:table-cell>
          <table:table-cell/>
          <table:table-cell table:style-name="ce1" office:value-type="string" calcext:value-type="string">
            <text:p>Tough</text:p>
          </table:table-cell>
          <table:table-cell table:number-columns-repeated="1019"/>
        </table:table-row>
        <table:table-row table:style-name="ro1">
          <table:table-cell table:style-name="ce3" office:value-type="string" calcext:value-type="string">
            <text:p>Partitions are *not* used to:</text:p>
          </table:table-cell>
          <table:table-cell table:style-name="ce1" office:value-type="string" calcext:value-type="string">
            <text:p>reduce interdependence by increasing interoperability</text:p>
          </table:table-cell>
          <table:table-cell table:style-name="ce3" office:value-type="string" calcext:value-type="string">
            <text:p>simplify the development and management of the Enterprise Architecture.|remove conflict with Organizational unit architectures|create architectural ownership to allow parallel work streams|enable effective architecture reuse</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not* a quality of a Principle</text:p>
          </table:table-cell>
          <table:table-cell table:style-name="ce1" office:value-type="string" calcext:value-type="string">
            <text:p>Flexible|Conformant|Capable</text:p>
          </table:table-cell>
          <table:table-cell table:style-name="ce2" office:value-type="string" calcext:value-type="string">
            <text:p>Robust|Understandable|Complete|Consistent|Stable</text:p>
          </table:table-cell>
          <table:table-cell/>
          <table:table-cell table:style-name="ce1" office:value-type="string" calcext:value-type="string">
            <text:p>Tough</text:p>
          </table:table-cell>
          <table:table-cell/>
          <table:table-cell table:style-name="ce11"/>
          <table:table-cell table:number-columns-repeated="1017"/>
        </table:table-row>
        <table:table-row table:style-name="ro1">
          <table:table-cell table:style-name="ce1" office:value-type="string" calcext:value-type="string">
            <text:p>Stakeholder Management: If someone has a high amount of power and a low amount of interest what should you do?</text:p>
          </table:table-cell>
          <table:table-cell table:style-name="ce1" office:value-type="string" calcext:value-type="string">
            <text:p>Keep Satisfied</text:p>
          </table:table-cell>
          <table:table-cell table:style-name="ce1" office:value-type="string" calcext:value-type="string">
            <text:p>Keep Informed|Key Player|Minimal Effort|Increase Interest|Keep Interested</text:p>
          </table:table-cell>
          <table:table-cell/>
          <table:table-cell table:style-name="ce1" office:value-type="string" calcext:value-type="string">
            <text:p>Tough</text:p>
          </table:table-cell>
          <table:table-cell table:style-name="ce10"/>
          <table:table-cell table:number-columns-repeated="1018"/>
        </table:table-row>
        <table:table-row table:style-name="ro1">
          <table:table-cell table:style-name="ce1" office:value-type="string" calcext:value-type="string">
            <text:p>A business scenario does *not* describe:</text:p>
          </table:table-cell>
          <table:table-cell table:style-name="ce1" office:value-type="string" calcext:value-type="string">
            <text:p>The key performance indicators that will measure the business value.</text:p>
          </table:table-cell>
          <table:table-cell table:style-name="ce1" office:value-type="string" calcext:value-type="string">
            <text:p>The business processes, applications or sets of applications that can be enabled by the architecture|The business and technology environment|The people and computing components (called “actors”) who execute the processes in the scenario|The desired outcome of proper execution</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gap analysis?</text:p>
          </table:table-cell>
          <table:table-cell table:style-name="ce1" office:value-type="string" calcext:value-type="string">
            <text:p>The difference between the Baseline and Target Architecture is identified.</text:p>
          </table:table-cell>
          <table:table-cell table:style-name="ce1" office:value-type="string" calcext:value-type="string">
            <text:p>An abstracted plan for business or technology change, typically operating across multiple disciplines.|The difference between the Baseline and Enterprise Architecture is identified.|The difference between the Target and Enterprise Architecture is identified.|The difference between the Solution and Enterprise Architecture is identified.|The difference between the Solution and Target Architecture is identified.</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a level of the Architecture Landscape:</text:p>
          </table:table-cell>
          <table:table-cell table:style-name="ce1" office:value-type="string" calcext:value-type="string">
            <text:p>Strategic Architecture|Segment Architecture|Capability Architecture</text:p>
          </table:table-cell>
          <table:table-cell table:style-name="ce1" office:value-type="string" calcext:value-type="string">
            <text:p>Tactical Architecture|Operational Architecture|Preliminary Architecture|Value Architecture</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TOGAF Document Categorization Model: What consists of the normative parts of the TOGAF specification:</text:p>
          </table:table-cell>
          <table:table-cell table:style-name="ce1" office:value-type="string" calcext:value-type="string">
            <text:p>TOGAF Mandated</text:p>
          </table:table-cell>
          <table:table-cell table:style-name="ce1" office:value-type="string" calcext:value-type="string">
            <text:p>TOGAF Core|TOGAF Mandated|TOGAF Recommended|TOGAF Required|TOGAF Suggested|TOGAF Supporting</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TOGAF Document Categorization Model: What consists of a pool of resources that are specifically referenced in TOGAF Core and TOGAF Mandated processes?</text:p>
          </table:table-cell>
          <table:table-cell table:style-name="ce4" office:value-type="string" calcext:value-type="string">
            <text:p>TOGAF Recommended</text:p>
          </table:table-cell>
          <table:table-cell table:style-name="ce1" office:value-type="string" calcext:value-type="string">
            <text:p>TOGAF Core|TOGAF Mandated|TOGAF Recommended|TOGAF Required|TOGAF Suggested|TOGAF Supporting|TOGAF Supplemental</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ich of the following list the components of the Architecture Repository?</text:p>
          </table:table-cell>
          <table:table-cell table:style-name="ce1" office:value-type="string" calcext:value-type="string">
            <text:p>Architecture Metamodel, Architecture Capability, Architecture Landscape, SIB, Reference Library, Governance Log</text:p>
          </table:table-cell>
          <table:table-cell table:style-name="ce1" office:value-type="string" calcext:value-type="string">
            <text:p>Architecture Metamodel, Architecture Capability, Architecture Landscape, SIB, Reference Library, Decision Log|Architecture Metamodel, Architecture Capability, Architecture Landscape, Architecture Library, Governance Log|Architecture vision, Architecture Capability, Architecture Landscape, Reference Library, Decision Log|Architecture Vision, Organization Capability, Architecture Landscape, SIB, Reference Library, Decision Log|Architecture Metamodel, Architecture Capability, Solution Landscape, SIB, Reference Library, Decision Log|Architecture Metamodel, Solution Capability, Architecture Landscape, SIB, Reference Library, Governance Log,Architecture Metamodel, Solution Capability, Architecture Landscape, Reference Library, Governance Log</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the definition of residual risk?</text:p>
          </table:table-cell>
          <table:table-cell table:style-name="ce1" office:value-type="string" calcext:value-type="string">
            <text:p>The measurement of risk, after taking mitigating actions.</text:p>
          </table:table-cell>
          <table:table-cell table:style-name="ce1" office:value-type="string" calcext:value-type="string">
            <text:p>The inherinet measurment of risk.|Another name for secondary risk(s)|An identified risk|An unforseen risk at the time of risk mitigation|An unforseen risk|An internal risk|A measurement of a resource risk.</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the name of the categorization of risk, after taking mitigating actions(if any)?</text:p>
          </table:table-cell>
          <table:table-cell table:style-name="ce1" office:value-type="string" calcext:value-type="string">
            <text:p>Residual Risk</text:p>
          </table:table-cell>
          <table:table-cell table:style-name="ce1" office:value-type="string" calcext:value-type="string">
            <text:p>Mitigated Risk|Initial Risk|Tidal Risk|Secondary Risk|Unforeseeable Risk|Internal Risk|Residual Risk</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risk categorization prior to determining and implementing mitigating actions?</text:p>
          </table:table-cell>
          <table:table-cell table:style-name="ce4" office:value-type="string" calcext:value-type="string">
            <text:p>Initial Risk</text:p>
          </table:table-cell>
          <table:table-cell table:style-name="ce1" office:value-type="string" calcext:value-type="string">
            <text:p>Mitigated Risk|Initial Risk|Tidal Risk|Secondary Risk|Unforeseeable Risk|Internal Risk|Residual Risk</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provides a qualitative view of the solution and aims to communicate the intent of the architects?</text:p>
          </table:table-cell>
          <table:table-cell table:style-name="ce8" office:value-type="string" calcext:value-type="string">
            <text:p>Architecture Definition Document</text:p>
          </table:table-cell>
          <table:table-cell table:style-name="ce8" office:value-type="string" calcext:value-type="string">
            <text:p>Architecture Definition Document|Architecture Requirements Specification|Business Scenario Catalog|Architecture Contract|Request for Architecutre Work|Architrecture Capabilities Catalog</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is not a componenet of a Architecture Principles</text:p>
          </table:table-cell>
          <table:table-cell table:style-name="ce7" office:value-type="string" calcext:value-type="string">
            <text:p>Mitigation|Recommendation</text:p>
          </table:table-cell>
          <table:table-cell table:style-name="ce1" office:value-type="string" calcext:value-type="string">
            <text:p>Name|Statement|Rationale|Implications|Mitigation|Recommendation</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part of a Architecture Principle succinctly and unambiguously communicate the fundamental rule?</text:p>
          </table:table-cell>
          <table:table-cell table:style-name="ce1" office:value-type="string" calcext:value-type="string">
            <text:p>Statement</text:p>
          </table:table-cell>
          <table:table-cell table:style-name="ce1" office:value-type="string" calcext:value-type="string">
            <text:p>Name|Statement|Rationale|Implications|Mitigation|Recommendation</text:p>
          </table:table-cell>
          <table:table-cell/>
          <table:table-cell table:style-name="ce1" office:value-type="string" calcext:value-type="string">
            <text:p>Tough</text:p>
          </table:table-cell>
          <table:table-cell table:number-columns-repeated="1019"/>
        </table:table-row>
        <table:table-row table:style-name="ro1">
          <table:table-cell table:style-name="ce1" office:value-type="string" calcext:value-type="string">
            <text:p>What part of a Architecture Principle highlights the business benefits of adhering to the principle, using business terminology.?</text:p>
          </table:table-cell>
          <table:table-cell table:style-name="ce1" office:value-type="string" calcext:value-type="string">
            <text:p>Rationale</text:p>
          </table:table-cell>
          <table:table-cell table:style-name="ce1" office:value-type="string" calcext:value-type="string">
            <text:p>Name|Statement|Rationale|Implications|Mitigation|Recommendation</text:p>
          </table:table-cell>
          <table:table-cell/>
          <table:table-cell table:style-name="ce1" office:value-type="string" calcext:value-type="string">
            <text:p>Tough</text:p>
          </table:table-cell>
          <table:table-cell table:number-columns-repeated="1019"/>
        </table:table-row>
        <table:table-row table:style-name="ro2" table:number-rows-repeated="104843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Times" svg:font-family="Time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58" meta:object-count="0"/>
    <meta:generator>LibreOfficeDev/6.0.5.2$Linux_X86_64 LibreOffice_project/</meta:generator>
  </office:meta>
</office:document-meta>
</file>